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67AF7D4D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8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svg:stroke-color="#80808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3.925cm"/>
    </style:style>
    <style:style style:name="gr15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29cm" svg:height="7.815cm" svg:x="7.385cm" svg:y="2.03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cm" svg:height="2.591cm" svg:x="2.805cm" svg:y="1.75cm">
          <draw:image xlink:href="Pictures/100000000000007F00000067AF7D4D7C.jpg" xlink:type="simple" xlink:show="embed" xlink:actuate="onLoad">
            <text:p/>
          </draw:image>
        </draw:frame>
        <draw:custom-shape draw:style-name="gr3" draw:text-style-name="P1" draw:layer="layout" svg:width="3.384cm" svg:height="2.03cm" svg:x="8.307cm" svg:y="2.339cm">
          <text:p text:style-name="P1">Modu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84cm" svg:height="2.03cm" svg:x="8.246cm" svg:y="7.431cm">
          <text:p text:style-name="P1">Module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53cm" svg:height="3.753cm" svg:x="8.084cm" svg:y="12.514cm">
          <text:p text:style-name="P1">Evaluation</text:p>
          <text:p text:style-name="P1">P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38cm" svg:y1="3.077cm" svg:x2="7.815cm" svg:y2="3.077cm">
          <text:p/>
        </draw:line>
        <draw:line draw:style-name="gr5" draw:text-style-name="P1" draw:layer="layout" svg:x1="10.03cm" svg:y1="9.722cm" svg:x2="10.03cm" svg:y2="12.43cm">
          <text:p/>
        </draw:line>
        <draw:line draw:style-name="gr6" draw:text-style-name="P1" draw:layer="layout" svg:x1="9.912cm" svg:y1="4.397cm" svg:x2="9.912cm" svg:y2="7.415cm">
          <text:p/>
        </draw:line>
        <draw:custom-shape draw:style-name="gr7" draw:text-style-name="P1" draw:layer="layout" svg:width="3.384cm" svg:height="0.721cm" svg:x="8.307cm" svg:y="6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77cm" svg:height="6.891cm" svg:x="6.584cm" svg:y="2.5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3.635cm" svg:height="1.673cm" svg:x="2.892cm" svg:y="5.23cm">
          <draw:text-box>
            <text:p>Processing</text:p>
            <text:p>Phase</text:p>
          </draw:text-box>
        </draw:frame>
        <draw:line draw:style-name="gr5" draw:text-style-name="P1" draw:layer="layout" svg:x1="7.938cm" svg:y1="14.291cm" svg:x2="6.037cm" svg:y2="14.235cm">
          <text:p/>
        </draw:line>
        <draw:custom-shape draw:style-name="gr4" draw:text-style-name="P1" draw:layer="layout" svg:width="3.894cm" svg:height="2.523cm" svg:x="2.52cm" svg:y="9.168cm">
          <text:p text:style-name="P1">Template</text:p>
          <text:p text:style-name="P1">Image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335cm" svg:y1="11.664cm" svg:x2="9.242cm" svg:y2="12.633cm">
          <text:p/>
        </draw:line>
        <draw:custom-shape draw:style-name="gr4" draw:text-style-name="P1" draw:layer="layout" svg:width="3.377cm" svg:height="1.354cm" svg:x="2.461cm" svg:y="13.598cm">
          <text:p text:style-name="P1">Result: int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4" draw:text-style-name="P2" draw:layer="layout" svg:width="1.354cm" svg:height="1.846cm" svg:x="5.953cm" svg:y="18.49cm">
          <text:p text:style-name="P1"><text:span text:style-name="T1">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1.792cm" svg:y="21.828cm">
          <text:p text:style-name="P1"><text:span text:style-name="T1">Temp</text:span></text:p>
          <text:p text:style-name="P1"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4cm" svg:height="1.846cm" svg:x="4.553cm" svg:y="21.79cm">
          <text:p text:style-name="P1"><text:span text:style-name="T1">Temp</text:span></text:p>
          <text:p text:style-name="P1"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325cm" svg:height="1.846cm" svg:x="7.397cm" svg:y="21.812cm">
          <text:p text:style-name="P1">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5.93cm" svg:y="25.094cm">
          <text:p text:style-name="P1"><text:span text:style-name="T1">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4cm" svg:height="1.838cm" svg:x="10.044cm" svg:y="21.851cm">
          <text:p text:style-name="P1"><text:span text:style-name="T1">Temp </text:span></text:p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cm" svg:x="16.375cm" svg:y="24.35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14cm" svg:height="1.846cm" svg:x="16.269cm" svg:y="13.633cm">
          <text:p text:style-name="P1"><text:span text:style-name="T1">In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25cm" svg:height="1.846cm" svg:x="16.28cm" svg:y="16.501cm">
          <text:p text:style-name="P1"><text:span text:style-name="T1">Temp</text:span></text:p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54cm" svg:height="1.846cm" svg:x="16.313cm" svg:y="19.683cm">
          <text:p text:style-name="P1"><text:span text:style-name="T1">Temp</text:span></text:p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54cm" svg:height="0.554cm" svg:x="3.501cm" svg:y="22.49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54cm" svg:height="0.554cm" svg:x="6.333cm" svg:y="22.413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54cm" svg:height="0.554cm" svg:x="9.133cm" svg:y="22.398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5.911cm" svg:y1="20.229cm" svg:x2="2.927cm" svg:y2="21.88cm">
          <text:p/>
        </draw:line>
        <draw:line draw:style-name="gr10" draw:text-style-name="P1" draw:layer="layout" svg:x1="6.23cm" svg:y1="20.397cm" svg:x2="5.611cm" svg:y2="21.842cm">
          <text:p/>
        </draw:line>
        <draw:line draw:style-name="gr10" draw:text-style-name="P1" draw:layer="layout" svg:x1="6.943cm" svg:y1="20.435cm" svg:x2="7.675cm" svg:y2="21.786cm">
          <text:p/>
        </draw:line>
        <draw:line draw:style-name="gr10" draw:text-style-name="P1" draw:layer="layout" svg:x1="7.243cm" svg:y1="20.322cm" svg:x2="10.489cm" svg:y2="21.805cm">
          <text:p/>
        </draw:line>
        <draw:custom-shape draw:style-name="gr11" draw:text-style-name="P1" draw:layer="layout" svg:width="10.302cm" svg:height="3.584cm" svg:x="1.482cm" svg:y="21.50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1" draw:layer="layout" svg:width="0.554cm" svg:height="0.554cm" svg:x="16.69cm" svg:y="15.729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54cm" svg:height="0.554cm" svg:x="16.725cm" svg:y="18.708cm">
          <text:p text:style-name="P1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348cm" svg:height="10.831cm" svg:x="15.875cm" svg:y="13.429cm">
          <text:p/>
          <draw:enhanced-geometry svg:viewBox="0 0 21600 21600" draw:text-areas="0 0 21600 ?f0" draw:type="down-arrow-callout" draw:modifiers="16954.2971352432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" draw:layer="layout" svg:width="3.384cm" svg:height="0.146cm" svg:x="8.307cm" svg:y="4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384cm" svg:height="0.476cm" svg:x="8.307cm" svg:y="5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1.061cm" svg:height="15.355cm" svg:x="2.082cm" svg:y="1.56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9.342cm" svg:height="13.938cm" svg:x="10.98cm" svg:y="1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116cm" svg:height="4.619cm" svg:x="0.88cm" svg:y="0.634cm">
          <draw:image xlink:href="Pictures/100000000000007F00000067AF7D4D7C.jpg" xlink:type="simple" xlink:show="embed" xlink:actuate="onLoad">
            <text:p/>
          </draw:image>
        </draw:frame>
        <draw:custom-shape draw:style-name="gr3" draw:text-style-name="P1" draw:layer="layout" svg:width="6.464cm" svg:height="3.619cm" svg:x="12.095cm" svg:y="1.686cm">
          <text:p text:style-name="P1">Module 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65cm" svg:height="3.622cm" svg:x="11.976cm" svg:y="10.764cm">
          <text:p text:style-name="P1">Module 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005cm" svg:height="5.706cm" svg:x="12.432cm" svg:y="19.727cm">
          <text:p text:style-name="P1">Evaluation</text:p>
          <text:p text:style-name="P1">Phas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6.151cm" svg:y1="3.043cm" svg:x2="11.153cm" svg:y2="3cm">
          <text:p/>
        </draw:line>
        <draw:line draw:style-name="gr5" draw:text-style-name="P1" draw:layer="layout" svg:x1="15.385cm" svg:y1="14.85cm" svg:x2="15.385cm" svg:y2="19.679cm">
          <text:p/>
        </draw:line>
        <draw:line draw:style-name="gr12" draw:text-style-name="P1" draw:layer="layout" svg:x1="15.16cm" svg:y1="5.354cm" svg:x2="15.16cm" svg:y2="10.736cm">
          <text:p/>
        </draw:line>
        <draw:custom-shape draw:style-name="gr13" draw:text-style-name="P1" draw:layer="layout" svg:width="6.464cm" svg:height="1.283cm" svg:x="12.095cm" svg:y="8.4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294cm" svg:height="12.827cm" svg:x="9.702cm" svg:y="2.122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4.425cm" svg:height="1.86cm" svg:x="7.564cm" svg:y="7.297cm">
          <draw:text-box>
            <text:p>Processing</text:p>
            <text:p>Phase</text:p>
          </draw:text-box>
        </draw:frame>
        <draw:line draw:style-name="gr5" draw:text-style-name="P1" draw:layer="layout" svg:x1="12.105cm" svg:y1="23.019cm" svg:x2="6.085cm" svg:y2="23.019cm">
          <text:p/>
        </draw:line>
        <draw:custom-shape draw:style-name="gr4" draw:text-style-name="P1" draw:layer="layout" svg:width="6.611cm" svg:height="3.45cm" svg:x="0.636cm" svg:y="12.46cm">
          <text:p text:style-name="P1">Template</text:p>
          <text:p text:style-name="P1">Image</text:p>
          <draw:enhanced-geometry svg:viewBox="0 0 21600 21600" draw:path-stretchpoint-x="10800" draw:path-stretchpoint-y="10800" draw:text-areas="?f0 ?f0 ?f1 ?f2" draw:mirror-horizontal="false" draw:mirror-vertical="false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365cm" svg:y1="16.008cm" svg:x2="13.88cm" svg:y2="20.041cm">
          <text:p/>
        </draw:line>
        <draw:custom-shape draw:style-name="gr4" draw:text-style-name="P1" draw:layer="layout" svg:width="4.866cm" svg:height="2.413cm" svg:x="1.025cm" svg:y="21.761cm">
          <text:p text:style-name="P1">Result: int</text:p>
          <draw:enhanced-geometry svg:viewBox="0 0 21600 21600" draw:path-stretchpoint-x="10800" draw:path-stretchpoint-y="11000" draw:text-areas="?f0 ?f0 ?f3 ?f12" draw:mirror-horizontal="false" draw:mirror-vertical="false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3" draw:text-style-name="P1" draw:layer="layout" svg:width="6.464cm" svg:height="0.261cm" svg:x="12.095cm" svg:y="5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64cm" svg:height="0.85cm" svg:x="12.095cm" svg:y="6.8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1.133cm" svg:height="27.381cm" svg:x="0.2cm" svg:y="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controls" svg:width="12.929cm" svg:height="26.723cm" svg:x="7.739cm" svg:y="0.596cm">
          <text:p/>
          <draw:enhanced-geometry svg:viewBox="0 0 21600 21600" draw:type="rectangle" draw:enhanced-path="M 0 0 L 21600 0 21600 21600 0 21600 0 0 Z N"/>
        </draw:custom-shape>
        <draw:frame draw:style-name="gr9" draw:layer="controls" svg:width="3.842cm" svg:height="1.673cm" svg:x="8.961cm" svg:y="25.437cm">
          <draw:text-box>
            <text:p>Recognition</text:p>
            <text:p>Eng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ele </meta:initial-creator>
    <meta:creation-date>2011-01-03T14:45:16</meta:creation-date>
    <dc:date>2011-01-03T21:05:12</dc:date>
    <dc:creator>Michele </dc:creator>
    <meta:editing-duration>PT06H01M04S</meta:editing-duration>
    <meta:editing-cycles>15</meta:editing-cycles>
    <meta:generator>OpenOffice.org/3.1$Linux OpenOffice.org_project/310m19$Build-9420</meta:generator>
    <meta:document-statistic meta:object-count="59"/>
  </office:meta>
</office:document-meta>
</file>